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603cm"/>
    </style:style>
    <style:style style:name="Tabel3.C" style:family="table-column">
      <style:table-column-properties style:column-width="12.1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626cm"/>
    </style:style>
    <style:style style:name="Tabel4.C" style:family="table-column">
      <style:table-column-properties style:column-width="12.08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cm" style:rel-column-width="4079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394cm" style:rel-column-width="8654*"/>
    </style:style>
    <style:style style:name="Tabel1.D" style:family="table-column">
      <style:table-column-properties style:column-width="4.808cm" style:rel-column-width="12261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7cm" style:rel-column-width="14270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799cm"/>
    </style:style>
    <style:style style:name="Tabel2.B" style:family="table-column">
      <style:table-column-properties style:column-width="1.492cm"/>
    </style:style>
    <style:style style:name="Tabel2.C" style:family="table-column">
      <style:table-column-properties style:column-width="4.4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Table_20_Contents">
      <style:text-properties officeooo:rsid="025cf310" officeooo:paragraph-rsid="02d96f4b"/>
    </style:style>
    <style:style style:name="P25" style:family="paragraph" style:parent-style-name="Table_20_Contents">
      <style:text-properties officeooo:rsid="025cf310" officeooo:paragraph-rsid="027736e7"/>
    </style:style>
    <style:style style:name="P26" style:family="paragraph" style:parent-style-name="Standard">
      <style:text-properties officeooo:paragraph-rsid="026ef228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8" style:family="paragraph" style:parent-style-name="Table_20_Contents">
      <style:text-properties officeooo:rsid="025cf310" officeooo:paragraph-rsid="02d082f2"/>
    </style:style>
    <style:style style:name="P29" style:family="paragraph" style:parent-style-name="Table_20_Contents">
      <style:text-properties officeooo:rsid="025cf310" officeooo:paragraph-rsid="02e1ee61"/>
    </style:style>
    <style:style style:name="P30" style:family="paragraph" style:parent-style-name="Table_20_Contents">
      <style:text-properties officeooo:rsid="025cf310" officeooo:paragraph-rsid="02d577e8"/>
    </style:style>
    <style:style style:name="P31" style:family="paragraph" style:parent-style-name="Table_20_Contents">
      <style:text-properties officeooo:rsid="025cf310" officeooo:paragraph-rsid="026ef228"/>
    </style:style>
    <style:style style:name="P32" style:family="paragraph" style:parent-style-name="Standard" style:list-style-name="L1">
      <style:text-properties officeooo:paragraph-rsid="01fe3c46"/>
    </style:style>
    <style:style style:name="P33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Footnote">
      <style:text-properties officeooo:paragraph-rsid="02060474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0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officeooo:paragraph-rsid="02c71a4e" fo:background-color="transparent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P46" style:family="paragraph" style:parent-style-name="Standard" style:list-style-name="L2">
      <style:text-properties fo:color="#808080" loext:opacity="100%" style:font-name="Liberation Sans1" fo:font-size="12pt" fo:language="nl" fo:country="NL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7" style:family="paragraph" style:parent-style-name="Standard" style:list-style-name="L2">
      <style:text-properties officeooo:paragraph-rsid="01d1c20a"/>
    </style:style>
    <style:style style:name="P48" style:family="paragraph" style:parent-style-name="Standard">
      <style:text-properties officeooo:paragraph-rsid="0103e699"/>
    </style:style>
    <style:style style:name="P4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6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1" fo:font-size="12pt" officeooo:rsid="02cb5963" officeooo:paragraph-rsid="02cb5963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178133" style:font-size-asian="12pt" style:font-size-complex="12pt"/>
    </style:style>
    <style:style style:name="T22" style:family="text">
      <style:text-properties style:font-name="Liberation Sans1" fo:font-size="12pt" officeooo:rsid="007ef2fc" style:font-size-asian="12pt" style:font-size-complex="12pt"/>
    </style:style>
    <style:style style:name="T23" style:family="text">
      <style:text-properties officeooo:rsid="02be8f7f"/>
    </style:style>
    <style:style style:name="T24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986a98"/>
    </style:style>
    <style:style style:name="T30" style:family="text">
      <style:text-properties officeooo:rsid="02a0bcbe"/>
    </style:style>
    <style:style style:name="T31" style:family="text">
      <style:text-properties officeooo:rsid="02a7122d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officeooo:rsid="02692193"/>
    </style:style>
    <style:style style:name="T38" style:family="text">
      <style:text-properties officeooo:rsid="027028eb"/>
    </style:style>
    <style:style style:name="T39" style:family="text">
      <style:text-properties officeooo:rsid="02a85727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officeooo:rsid="0289b300"/>
    </style:style>
    <style:style style:name="T43" style:family="text">
      <style:text-properties officeooo:rsid="028b5e62"/>
    </style:style>
    <style:style style:name="T44" style:family="text">
      <style:text-properties officeooo:rsid="028d51ca"/>
    </style:style>
    <style:style style:name="T4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officeooo:rsid="025d598d"/>
    </style:style>
    <style:style style:name="T47" style:family="text">
      <style:text-properties fo:font-size="10pt" officeooo:rsid="025d598d" style:font-size-asian="10pt" style:font-size-complex="10pt"/>
    </style:style>
    <style:style style:name="T48" style:family="text">
      <style:text-properties fo:font-size="10pt" officeooo:rsid="0279daea" style:font-size-asian="10pt" style:font-size-complex="10pt"/>
    </style:style>
    <style:style style:name="T49" style:family="text">
      <style:text-properties officeooo:rsid="0267de5b"/>
    </style:style>
    <style:style style:name="T50" style:family="text">
      <style:text-properties fo:font-size="10pt" officeooo:rsid="027341dd" style:font-size-asian="10pt" style:font-size-complex="10pt"/>
    </style:style>
    <style:style style:name="T51" style:family="text">
      <style:text-properties fo:font-size="10pt" officeooo:rsid="0274939b" style:font-size-asian="10pt" style:font-size-complex="10pt"/>
    </style:style>
    <style:style style:name="T52" style:family="text">
      <style:text-properties fo:font-size="10pt" officeooo:rsid="02d96f4b" style:font-size-asian="10pt" style:font-size-complex="10pt"/>
    </style:style>
    <style:style style:name="T53" style:family="text">
      <style:text-properties fo:font-size="10pt" officeooo:rsid="0286637d" style:font-size-asian="10pt" style:font-size-complex="10pt"/>
    </style:style>
    <style:style style:name="T54" style:family="text">
      <style:text-properties fo:font-size="10pt" officeooo:rsid="0277d415" style:font-size-asian="10pt" style:font-size-complex="10pt"/>
    </style:style>
    <style:style style:name="T55" style:family="text">
      <style:text-properties fo:font-size="10pt" officeooo:rsid="02747497" style:font-size-asian="10pt" style:font-size-complex="10pt"/>
    </style:style>
    <style:style style:name="T56" style:family="text">
      <style:text-properties fo:font-size="10pt" officeooo:rsid="02c69795" style:font-size-asian="10pt" style:font-size-complex="10pt"/>
    </style:style>
    <style:style style:name="T57" style:family="text">
      <style:text-properties fo:font-size="10pt" officeooo:rsid="027bb64c" style:font-size-asian="10pt" style:font-size-complex="10pt"/>
    </style:style>
    <style:style style:name="T58" style:family="text">
      <style:text-properties officeooo:rsid="025e46cc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font-size="10pt" officeooo:rsid="02ba5ce0" style:font-size-asian="10pt" style:font-size-complex="10pt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officeooo:rsid="025e46cc" style:font-size-asian="12pt" style:font-size-complex="12pt"/>
    </style:style>
    <style:style style:name="T63" style:family="text">
      <style:text-properties fo:font-size="10pt" officeooo:rsid="025e46cc" style:font-size-asian="10pt" style:font-size-complex="10pt"/>
    </style:style>
    <style:style style:name="T64" style:family="text">
      <style:text-properties fo:font-size="10pt" officeooo:rsid="02dc507c" style:font-size-asian="10pt" style:font-size-complex="10pt"/>
    </style:style>
    <style:style style:name="T65" style:family="text">
      <style:text-properties fo:font-size="10pt" officeooo:rsid="02e1d038" style:font-size-asian="10pt" style:font-size-complex="10pt"/>
    </style:style>
    <style:style style:name="T66" style:family="text">
      <style:text-properties fo:font-size="10pt" officeooo:rsid="02e1ee61" style:font-size-asian="10pt" style:font-size-complex="10pt"/>
    </style:style>
    <style:style style:name="T67" style:family="text">
      <style:text-properties fo:font-size="10pt" officeooo:rsid="02bb40f4" style:font-size-asian="10pt" style:font-size-complex="10pt"/>
    </style:style>
    <style:style style:name="T68" style:family="text">
      <style:text-properties fo:font-size="10pt" officeooo:rsid="02deead7" style:font-size-asian="10pt" style:font-size-complex="10pt"/>
    </style:style>
    <style:style style:name="T69" style:family="text">
      <style:text-properties fo:font-size="10pt" officeooo:rsid="02d89bf8" style:font-size-asian="10pt" style:font-size-complex="10pt"/>
    </style:style>
    <style:style style:name="T70" style:family="text">
      <style:text-properties fo:font-size="10pt" officeooo:rsid="02e33b1d" style:font-size-asian="10pt" style:font-size-complex="10pt"/>
    </style:style>
    <style:style style:name="T71" style:family="text">
      <style:text-properties fo:font-size="10pt" officeooo:rsid="02ceaf33" style:font-size-asian="10pt" style:font-size-complex="10pt"/>
    </style:style>
    <style:style style:name="T72" style:family="text">
      <style:text-properties fo:font-size="10pt" officeooo:rsid="02a5ee23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84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style:font-size-complex="10pt"/>
    </style:style>
    <style:style style:name="T109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officeooo:rsid="01e96954"/>
    </style:style>
    <style:style style:name="T123" style:family="text">
      <style:text-properties officeooo:rsid="0119bd7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E-mailadressen </text:span><text:span text:style-name="T21">en</text:span><text:span text:style-name="T18"> mailserver</text:span><text:span text:style-name="T21">adressen</text:span><text:span text:style-name="T18"> inclusief gebruikersnamen en wachtwoorden, zie pagina </text:span><text:span text:style-name="T22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T26"> </text:span><text:span text:style-name="Emphasis"><text:span text:style-name="T27">gegevens uit de browser-app</text:span></text:span><text:span text:style-name="Emphasis"><text:span text:style-name="T28"><text:note text:id="ftn1" text:note-class="footnote"><text:note-citation>1</text:note-citation><text:note-body><text:p text:style-name="P14">Zie <text:span text:style-name="T29">d</text:span>e tabel “Browser-app migratie van Windows naar Linux” op <text:span text:style-name="T30">d</text:span>e vo<text:span text:style-name="T31">lgende</text:span> 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Emphasis"><text:span text:style-name="T35"> </text:span></text:span><text:span text:style-name="Emphasis"><text:span text:style-name="T27">gegevens uit de </text:span></text:span><text:span text:style-name="Emphasis"><text:span text:style-name="T36">mail</text:span></text:span><text:span text:style-name="Emphasis"><text:span text:style-name="T27">-app</text:span></text:span><text:span text:style-name="Emphasis"><text:span text:style-name="T28"><text:note text:id="ftn2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<text:span text:style-name="T39">lgende</text:span>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40">K</text:span><text:span text:style-name="T26">opi</text:span><text:span text:style-name="T40">eer</text:span><text:span text:style-name="T26"> </text:span><text:span text:style-name="Emphasis"><text:span text:style-name="T35">per gebruiker </text:span></text:span><text:span text:style-name="T41">C:\Gebruikers\&lt;Gebr.naam&gt; </text:span><text:span text:style-name="T26">naar een externe harddisk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2">Op </text:span>Windows <text:span text:style-name="T43">in </text:span><text:span text:style-name="T44">gebruik</text:span></text:p>
          </table:table-cell>
          <table:table-cell table:style-name="Tabel3.C2" office:value-type="string">
            <text:p text:style-name="P19">Linux <text:span text:style-name="T42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1">Microsoft Edge <text:span text:style-name="T46">(exporteer Favorieten)<text:line-break/></text:span><text:span text:style-name="T47">C:\Gebruikers\&lt;Gebr.naam&gt;\AppData\Local\Microsoft\Edge\User Data\Default</text:span><text:span text:style-name="T48">\</text:span></text:p>
          </table:table-cell>
          <table:table-cell table:style-name="Tabel3.C2" office:value-type="string">
            <text:p text:style-name="P22">Microsoft Edge <text:span text:style-name="T46">(importeer Favorieten)<text:line-break/></text:span><text:span text:style-name="T47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3">Mozilla Firefox <text:span text:style-name="T46">(exporteer </text:span><text:span text:style-name="T49">Bladwijzers</text:span><text:span text:style-name="T46">)<text:line-break/></text:span><text:span text:style-name="T50">C:\Gebruikers\</text:span><text:span text:style-name="T47">&lt;Gebr.naam&gt;</text:span><text:span text:style-name="T50">\AppData\Roaming\M</text:span><text:span text:style-name="T51">o</text:span><text:span text:style-name="T50">zilla\Firefox\Profiles\</text:span></text:p>
          </table:table-cell>
          <table:table-cell table:style-name="Tabel3.C2" office:value-type="string">
            <text:p text:style-name="P24">Mozilla Firefox <text:span text:style-name="T46">(importeer </text:span><text:span text:style-name="T49">Bladwijzers</text:span><text:span text:style-name="T46">)<text:line-break/></text:span><text:span text:style-name="T47">~/.mozilla/firefox/ <text:s/></text:span><text:span text:style-name="T52">(</text:span><text:span text:style-name="T53">zie</text:span><text:span text:style-name="T54"> </text:span><text:span text:style-name="User_20_Entry"><text:span text:style-name="T55">about:profiles</text:span></text:span><text:span text:style-name="User_20_Entry"><text:span text:style-name="T52">)</text:span>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5">Google Chrome <text:span text:style-name="T46">(exporteer </text:span><text:span text:style-name="T49">Bookmarks</text:span><text:span text:style-name="T46">)<text:line-break/></text:span><text:span text:style-name="T47">C:\Gebruikers\&lt;</text:span><text:span text:style-name="T56">G</text:span><text:span text:style-name="T47">ebr.naam&gt;\AppData\Local\Google\Chrome\User Data</text:span><text:span text:style-name="T57">\</text:span></text:p>
          </table:table-cell>
          <table:table-cell table:style-name="Tabel3.C2" office:value-type="string">
            <text:p text:style-name="P25">Google Chrome <text:span text:style-name="T46">(importeer </text:span><text:span text:style-name="T49">Bookmarks</text:span><text:span text:style-name="T46">)<text:line-break/></text:span><text:span text:style-name="T47">~/.config/google-chrome/</text:span></text:p>
          </table:table-cell>
        </table:table-row>
      </table:table>
      <text:p text:style-name="P26"/>
      <text:p text:style-name="P26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7">Mail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5"/></text:span></text:p>
          </table:table-cell>
          <table:table-cell table:style-name="Tabel4.A2" office:value-type="string">
            <text:p text:style-name="P19"><text:span text:style-name="T42">Op </text:span>Windows <text:span text:style-name="T42">in gebruik</text:span></text:p>
          </table:table-cell>
          <table:table-cell table:style-name="Tabel4.C2" office:value-type="string">
            <text:p text:style-name="P19">Linux <text:span text:style-name="T42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28">Microsoft Outlook (exporteer <text:span text:style-name="T58">adresboek</text:span>)<text:line-break/><text:span text:style-name="T59">C:\Gebruikers\&lt;Gebr.naam&gt;\AppData</text:span><text:span text:style-name="T60">\</text:span><text:span text:style-name="T59">Local</text:span><text:span text:style-name="T60">\</text:span><text:span text:style-name="T59">Microsoft</text:span><text:span text:style-name="T60">\</text:span><text:span text:style-name="T59">Outlook</text:span><text:span text:style-name="T60">\</text:span></text:p>
          </table:table-cell>
          <table:table-cell table:style-name="Tabel4.C2" table:number-rows-spanned="3" office:value-type="string">
            <text:p text:style-name="P29"><text:span text:style-name="T59"><text:line-break/></text:span><text:span text:style-name="T61"><text:line-break/></text:span><text:span text:style-name="T62">Thunderbird (importeer adresboek)</text:span><text:span text:style-name="T63"><text:line-break/>~/.thunderbird/<text:line-break/></text:span><text:span text:style-name="T64">Voor </text:span><text:span text:style-name="T65">Outloo</text:span><text:span text:style-name="T66">k</text:span><text:span text:style-name="T64"> i</text:span><text:span text:style-name="T67">nstalleer </text:span><text:span text:style-name="T68">pst-</text:span><text:span text:style-name="T67">utils </text:span><text:span text:style-name="T66">(</text:span><text:span text:style-name="T69">read</text:span><text:span text:style-name="T70">pst</text:span><text:span text:style-name="T66">) </text:span><text:span text:style-name="T67">en </text:span><text:span text:style-name="T71">add-on </text:span><text:span text:style-name="T67">'ImportExportTools NG'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0">Windows Mail (exporteer <text:span text:style-name="T58">adresboek)<text:line-break/></text:span><text:span text:style-name="T63">C:\</text:span><text:span text:style-name="T50">Gebru</text:span><text:span text:style-name="T63">ikers\</text:span><text:span text:style-name="T47">&lt;Gebr.naam&gt;</text:span><text:span text:style-name="T63">\AppData\Local\Comms\Unistore\data</text:span><text:span text:style-name="T72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0">Thunderbird (exporteer <text:span text:style-name="T58">adresboek)<text:line-break/></text:span><text:span text:style-name="T63">C:\</text:span><text:span text:style-name="T50">Gebru</text:span><text:span text:style-name="T63">ikers\</text:span><text:span text:style-name="T47">&lt;Gebr.naam&gt;</text:span><text:span text:style-name="T63">\AppData\Roaming\Thunderbird\Profiles</text:span><text:span text:style-name="T72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1">Webmail</text:p>
          </table:table-cell>
          <table:table-cell table:style-name="Tabel4.C2" office:value-type="string">
            <text:p text:style-name="P31">Webmail</text:p>
          </table:table-cell>
        </table:table-row>
      </table:table>
      <text:p text:style-name="P26"/>
      <text:p text:style-name="P26"/>
      <text:list text:continue-numbering="true" text:style-name="L1">
        <text:list-item>
          <text:p text:style-name="P32"><text:span text:style-name="Strong_20_Emphasis"><text:span text:style-name="T73">Linux </text:span></text:span><text:span text:style-name="Strong_20_Emphasis"><text:span text:style-name="T74">installeren</text:span></text:span></text:p>
        </text:list-item>
      </text:list>
      <text:p text:style-name="P33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4"><text:span text:style-name="T75">Installeer </text:span><text:span text:style-name="T76">Linux </text:span><text:span text:style-name="T75">volgens de </text:span><text:span text:style-name="Strong_20_Emphasis"><text:span text:style-name="T77">Checklist</text:span></text:span><text:span text:style-name="Strong_20_Emphasis"><text:span text:style-name="T78"> i</text:span></text:span><text:span text:style-name="Strong_20_Emphasis"><text:span text:style-name="T79">nstallatie</text:span></text:span><text:span text:style-name="T80"><text:note text:id="ftn3" text:note-class="footnote"><text:note-citation>1</text:note-citation><text:note-body><text:p text:style-name="P35">Checklist installatie is te vinden op <text:a xlink:type="simple" xlink:href="https://karelzimmer.nl/" text:style-name="Internet_20_link" text:visited-style-name="Visited_20_Internet_20_Link"><text:span text:style-name="T81">karelzimmer.nl</text:span></text:a><text:span text:style-name="T82">, onder </text:span><text:span text:style-name="Sterk_20_accent_20_voetnoot"><text:span text:style-name="T83">Linux</text:span></text:span><text:span text:style-name="T82">.</text:span></text:p></text:note-body></text:note></text:span><text:span text:style-name="T80">.</text:span></text:p>
          </table:table-cell>
        </table:table-row>
      </table:table>
      <text:p text:style-name="P36"><text:span text:style-name="Strong_20_Emphasis"><text:span text:style-name="T84"><text:tab/></text:span></text:span></text:p>
      <text:list text:continue-numbering="true" text:style-name="L1">
        <text:list-item>
          <text:p text:style-name="P37"><text:soft-page-break/><text:span text:style-name="Strong_20_Emphasis"><text:span text:style-name="T85">Back-up </text:span></text:span><text:span text:style-name="Strong_20_Emphasis"><text:span text:style-name="T86">t</text:span></text:span><text:span text:style-name="Strong_20_Emphasis"><text:span text:style-name="T85">erugzetten</text:span></text:span><text:span text:style-name="Emphasis"><text:span text:style-name="T87"> (</text:span></text:span><text:span text:style-name="Emphasis"><text:span text:style-name="T88">op</text:span></text:span><text:span text:style-name="Emphasis"><text:span text:style-name="T87"> </text:span></text:span><text:span text:style-name="Emphasis"><text:span text:style-name="T89">Linux</text:span></text:span><text:span text:style-name="Emphasis"><text:span text:style-name="T87">)</text:span></text:span><text:span text:style-name="Strong_20_Emphasis"><text:span text:style-name="T27"><text:line-break/></text:span></text:span></text:p>
          <text:p text:style-name="P38"><text:span text:style-name="Emphasis"><text:span text:style-name="T90">De handelingen in dit hoofdstuk dienen </text:span></text:span><text:span text:style-name="Emphasis">per gebruiker</text:span><text:span text:style-name="Emphasis"><text:span text:style-name="T90"> </text:span></text:span><text:span text:style-name="Emphasis"><text:span text:style-name="T91">te worden uitgevoerd.</text:span></text:span></text:p>
          <text:p text:style-name="P39"><text:span text:style-name="Emphasis"/></text:p>
          <text:p text:style-name="P40">Gebr. 1-4</text:p>
        </text:list-item>
      </text:list>
      <text:p text:style-name="P41"><text:span text:style-name="T92"><text:tab/></text:span><text:span text:style-name="Strong_20_Emphasis"><text:span text:style-name="T34">☐ ☐ ☐ ☐</text:span></text:span><text:span text:style-name="T93"><text:tab/></text:span><text:span text:style-name="T27">Koppel de externe harddisk aan.</text:span></text:p>
      <text:p text:style-name="P41"><text:span text:style-name="T92"><text:tab/></text:span><text:span text:style-name="Strong_20_Emphasis"><text:span text:style-name="T34">☐ ☐ ☐ ☐</text:span></text:span><text:span text:style-name="T94"><text:tab/></text:span><text:span text:style-name="T27">Kopieer </text:span><text:span text:style-name="T95">D</text:span><text:span text:style-name="T96">ocumenten, </text:span><text:span text:style-name="T97">etc</text:span><text:span text:style-name="T27">.</text:span></text:p>
      <text:p text:style-name="P42"><text:span text:style-name="T92"><text:tab/></text:span><text:span text:style-name="Strong_20_Emphasis"><text:span text:style-name="T34">☐ ☐ ☐ ☐</text:span></text:span><text:span text:style-name="T92"><text:tab/></text:span><text:span text:style-name="T98">I</text:span><text:span text:style-name="T99">mporteer browser-app gegevens</text:span><text:span text:style-name="T28"><text:note text:id="ftn4" text:note-class="footnote"><text:note-citation>1</text:note-citation><text:note-body><text:p text:style-name="P14">Zie <text:span text:style-name="T29">d</text:span>e tabel “Browser-app migratie van Windows naar Linux” op <text:span text:style-name="T30">d</text:span>e vorige pagina.</text:p></text:note-body></text:note></text:span><text:span text:style-name="T100">.</text:span></text:p>
      <text:p text:style-name="P42"><text:span text:style-name="T92"><text:tab/></text:span><text:span text:style-name="Strong_20_Emphasis"><text:span text:style-name="T34">☐ ☐ ☐ ☐</text:span></text:span><text:span text:style-name="T92"><text:tab/></text:span><text:span text:style-name="T98">I</text:span><text:span text:style-name="T99">mporteer mail-app gegevens</text:span><text:span text:style-name="T28"><text:note text:id="ftn5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rige pagina.</text:p></text:note-body></text:note></text:span><text:span text:style-name="T100">.</text:span></text:p>
      <text:p text:style-name="P43"><text:span text:style-name="Strong_20_Emphasis"><text:span text:style-name="T101"><text:tab/></text:span></text:span><text:span text:style-name="Strong_20_Emphasis"><text:span text:style-name="T34">☐ ☐ ☐ ☐</text:span></text:span><text:span text:style-name="Strong_20_Emphasis"><text:span text:style-name="T94"><text:tab/></text:span></text:span><text:span text:style-name="T102">Start de browser-app en c</text:span><text:span text:style-name="T103">ontroleer de werking</text:span><text:span text:style-name="T28">.</text:span></text:p>
      <text:list text:style-name="L2">
        <text:list-header>
          <text:p text:style-name="P44"><text:span text:style-name="T92"><text:tab/></text:span><text:span text:style-name="Strong_20_Emphasis"><text:span text:style-name="T34">☐ ☐ ☐ ☐</text:span></text:span><text:span text:style-name="T92"><text:tab/></text:span><text:span text:style-name="T102">Start de mail-app en c</text:span><text:span text:style-name="T103">ontroleer de werking</text:span><text:span text:style-name="T28">.</text:span></text:p>
        </text:list-header>
      </text:list>
      <text:p text:style-name="P43"><text:span text:style-name="T92"><text:tab/></text:span><text:span text:style-name="Strong_20_Emphasis"><text:span text:style-name="T34">☐ ☐ ☐ ☐</text:span></text:span><text:span text:style-name="T92"><text:tab/></text:span><text:span text:style-name="T104">Verwijder overbodige Windows-bestanden via </text:span><text:span text:style-name="Strong_20_Emphasis"><text:span text:style-name="T105">Terminalvenster</text:span></text:span><text:span text:style-name="T106"> </text:span><text:span text:style-name="T107">en de volgende opdrachtregel:</text:span></text:p>
      <text:p text:style-name="P45"><text:tab/><text:tab/><text:tab/><text:tab/><text:tab/><text:span text:style-name="User_20_Entry"><text:span text:style-name="T108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6"/>
          <text:p text:style-name="P47"><text:span text:style-name="T109"><text:line-break/><text:tab/></text:span><text:span text:style-name="T110">E</text:span><text:span text:style-name="T111">inde c</text:span><text:span text:style-name="T112">hecklist, </text:span><text:span text:style-name="T113">het overzetten</text:span><text:span text:style-name="T114"> </text:span><text:span text:style-name="T115">is </text:span><text:span text:style-name="T114">voltooid.</text:span></text:p>
        </text:list-header>
      </text:list>
      <text:p text:style-name="P48"/>
      <text:list text:continue-numbering="true" text:style-name="L2">
        <text:list-item>
          <text:list>
            <text:list-header>
              <text:p text:style-name="P49"><text:span text:style-name="T116">Geschreven door </text:span><text:a xlink:type="simple" xlink:href="mailto:info@karelzimmer.nl?subject=Checklist%20installatie%20Linux" text:style-name="Internet_20_link" text:visited-style-name="Visited_20_Internet_20_Link"><text:span text:style-name="T117">Karel Zimmer</text:span></text:a><text:span text:style-name="T118">.</text:span></text:p>
              <text:p text:style-name="P50"><text:span text:style-name="T119">Licentie </text:span><text:span text:style-name="T118">C</text:span><text:span text:style-name="T120">C0</text:span><text:span text:style-name="T118"> 1.0 </text:span><text:span text:style-name="T121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21"><text:s/></text:span><text:span text:style-name="T121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21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1">Gebr.#</text:p>
            <text:p text:style-name="P52"/>
          </table:table-cell>
          <table:table-cell table:style-name="Tabel1.A1" table:number-rows-spanned="2" office:value-type="string">
            <text:p text:style-name="P53">Gebruiker</text:p>
            <text:p text:style-name="P54">(bijv. Jan <text:span text:style-name="T122">Jansen</text:span>)</text:p>
          </table:table-cell>
          <table:table-cell table:style-name="Tabel1.A1" table:number-rows-spanned="2" office:value-type="string">
            <text:p text:style-name="P53">Gebruikersnaam</text:p>
            <text:p text:style-name="P54">(bijv. jan)</text:p>
          </table:table-cell>
          <table:table-cell table:style-name="Tabel1.D1" table:number-rows-spanned="2" office:value-type="string">
            <text:p text:style-name="P55">Wachtwoord</text:p>
            <text:p text:style-name="P56"/>
          </table:table-cell>
          <table:table-cell table:style-name="Tabel1.E1" office:value-type="string">
            <text:p text:style-name="P57"/>
          </table:table-cell>
          <table:table-cell table:style-name="Tabel1.F1" office:value-type="string">
            <text:p text:style-name="P58">BIOS-wachtwoord</text:p>
          </table:table-cell>
          <table:table-cell table:style-name="Tabel1.G1" office:value-type="string">
            <text:p text:style-name="P59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0">Wifi-netwerknaam</text:p>
          </table:table-cell>
          <table:table-cell table:style-name="Tabel1.G2" office:value-type="string">
            <text:p text:style-name="P59"/>
          </table:table-cell>
        </table:table-row>
        <table:table-row table:style-name="Tabel1.3">
          <table:table-cell table:style-name="Tabel1.A3" office:value-type="string">
            <text:p text:style-name="P61">1</text:p>
          </table:table-cell>
          <table:table-cell table:style-name="Tabel1.A3" office:value-type="string">
            <text:p text:style-name="P53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2">Netwerksleutel</text:p>
          </table:table-cell>
          <table:table-cell table:style-name="Tabel1.G2" office:value-type="string">
            <text:p text:style-name="P59"/>
          </table:table-cell>
        </table:table-row>
        <table:table-row table:style-name="Tabel1.4">
          <table:table-cell table:style-name="Tabel1.A3" office:value-type="string">
            <text:p text:style-name="P61">2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3">Router IP#</text:p>
          </table:table-cell>
          <table:table-cell table:style-name="Tabel1.G2" office:value-type="string">
            <text:p text:style-name="P59"/>
          </table:table-cell>
        </table:table-row>
        <table:table-row table:style-name="Tabel1.5">
          <table:table-cell table:style-name="Tabel1.A3" office:value-type="string">
            <text:p text:style-name="P64">3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3">Router gebr.nm/ww</text:p>
          </table:table-cell>
          <table:table-cell table:style-name="Tabel1.G2" office:value-type="string">
            <text:p text:style-name="P59"/>
          </table:table-cell>
        </table:table-row>
        <table:table-row table:style-name="Tabel1.6">
          <table:table-cell table:style-name="Tabel1.A3" office:value-type="string">
            <text:p text:style-name="P64">4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5">TeamViewer ID</text:p>
          </table:table-cell>
          <table:table-cell table:style-name="Tabel1.G2" office:value-type="string">
            <text:p text:style-name="P59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6">Gebr.<text:span text:style-name="T123">#</text:span></text:p>
          </table:table-cell>
          <table:table-cell table:style-name="Tabel2.A1" office:value-type="string">
            <text:p text:style-name="P67">Volg#</text:p>
          </table:table-cell>
          <table:table-cell table:style-name="Tabel2.A1" office:value-type="string">
            <text:p text:style-name="P68">E-mailnaam</text:p>
          </table:table-cell>
          <table:table-cell table:style-name="Tabel2.A1" office:value-type="string">
            <text:p text:style-name="P68">E-mailadres</text:p>
          </table:table-cell>
          <table:table-cell table:style-name="Tabel2.A1" office:value-type="string">
            <text:p text:style-name="P69">Gebruikersnaam</text:p>
          </table:table-cell>
          <table:table-cell table:style-name="Tabel2.F1" office:value-type="string">
            <text:p text:style-name="P70">Wachtwoord</text:p>
          </table:table-cell>
        </table:table-row>
        <table:table-row table:style-name="Tabel2.2">
          <table:table-cell table:style-name="Tabel2.A2" office:value-type="string">
            <text:p text:style-name="P71"/>
          </table:table-cell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F2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25T21:02:31.831103512">25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25T21:02:31.832434977">25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5T21:02:31.752088501</dc:date>
    <meta:print-date>2014-01-05T10:21:33.960023988</meta:print-date>
    <meta:keyword>Installatie</meta:keyword>
    <meta:keyword>Checklist</meta:keyword>
    <meta:keyword>Linux</meta:keyword>
    <meta:editing-cycles>2620</meta:editing-cycles>
    <meta:editing-duration>P5DT13H32M33S</meta:editing-duration>
    <meta:printed-by>Karel Zimmer</meta:printed-by>
    <meta:document-statistic meta:table-count="8" meta:image-count="2" meta:object-count="0" meta:page-count="4" meta:paragraph-count="91" meta:word-count="444" meta:character-count="3485" meta:non-whitespace-character-count="3038"/>
    <meta:user-defined meta:name="Info 1"/>
    <meta:user-defined meta:name="Info 2"/>
    <meta:user-defined meta:name="Info 3"/>
    <meta:user-defined meta:name="Info 4"/>
  </office:meta>
</office:document-meta>
</file>